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aa90" officeooo:paragraph-rsid="0013aa90"/>
    </style:style>
    <style:style style:name="P2" style:family="paragraph" style:parent-style-name="Standard">
      <style:paragraph-properties fo:text-align="start" style:justify-single-word="false"/>
      <style:text-properties officeooo:rsid="0013aa90" officeooo:paragraph-rsid="0013aa90"/>
    </style:style>
    <style:style style:name="P3" style:family="paragraph" style:parent-style-name="Standard">
      <style:paragraph-properties fo:text-align="start" style:justify-single-word="false"/>
      <style:text-properties officeooo:rsid="00154893" officeooo:paragraph-rsid="00154893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3aa90" officeooo:paragraph-rsid="0013aa90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13aa90" officeooo:paragraph-rsid="0013aa90"/>
    </style:style>
    <style:style style:name="P6" style:family="paragraph" style:parent-style-name="Standard" style:list-style-name="L6">
      <style:paragraph-properties fo:text-align="start" style:justify-single-word="false"/>
      <style:text-properties officeooo:rsid="0013aa90" officeooo:paragraph-rsid="0013aa90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3c504" officeooo:paragraph-rsid="0013c504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13c504" officeooo:paragraph-rsid="0013c504"/>
    </style:style>
    <style:style style:name="P9" style:family="paragraph" style:parent-style-name="Standard" style:list-style-name="L4">
      <style:paragraph-properties fo:text-align="start" style:justify-single-word="false"/>
      <style:text-properties officeooo:rsid="0013c504" officeooo:paragraph-rsid="0013c504"/>
    </style:style>
    <style:style style:name="P10" style:family="paragraph" style:parent-style-name="Standard" style:list-style-name="L5">
      <style:paragraph-properties fo:text-align="start" style:justify-single-word="false"/>
      <style:text-properties officeooo:rsid="0013c504" officeooo:paragraph-rsid="0013c504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Liberation Serif" officeooo:rsid="0013c504" officeooo:paragraph-rsid="0013c504"/>
    </style:style>
    <style:style style:name="T1" style:family="text">
      <style:text-properties officeooo:rsid="0015c21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UPIN Tao | Groupe - F</text:p>
      <text:p text:style-name="P1">Document nominatif</text:p>
      <text:p text:style-name="P1"/>
      <text:p text:style-name="P2">Sprint 1 – 13/02 8h30 – 10h30</text:p>
      <text:p text:style-name="P2"/>
      <text:list xml:id="list1993716302" text:style-name="L1">
        <text:list-item>
          <text:p text:style-name="P4">Lecture du sujet</text:p>
        </text:list-item>
        <text:list-item>
          <text:p text:style-name="P4">Recherche du site web à reproduire</text:p>
        </text:list-item>
        <text:list-item>
          <text:p text:style-name="P4">Réfle<text:span text:style-name="T1">x</text:span>ion sur la durée des sprints</text:p>
        </text:list-item>
        <text:list-item>
          <text:p text:style-name="P4">Répartition des tâches</text:p>
        </text:list-item>
      </text:list>
      <text:p text:style-name="P2"/>
      <text:p text:style-name="P2">Sprint 2 – 13/02 10h30 – 12h30</text:p>
      <text:p text:style-name="P2"/>
      <text:list xml:id="list3389085713" text:style-name="L2">
        <text:list-item>
          <text:p text:style-name="P5">Début</text:p>
        </text:list-item>
        <text:list-item>
          <text:p text:style-name="P7">Création fichier footer.html</text:p>
        </text:list-item>
        <text:list-item>
          <text:p text:style-name="P7">Mise en place de tout le html du footer</text:p>
        </text:list-item>
      </text:list>
      <text:p text:style-name="P2"/>
      <text:p text:style-name="P2">Sprint 3 – 13/02 13h45 - 15h45</text:p>
      <text:p text:style-name="P2"/>
      <text:list xml:id="list3437909298" text:style-name="L3">
        <text:list-item>
          <text:p text:style-name="P8">Continuation de l’analyse du footer et écriture du html</text:p>
          <text:p text:style-name="P8"/>
        </text:list-item>
      </text:list>
      <text:p text:style-name="P2">Sprint 4 – 13/02 15h45 – 17h45</text:p>
      <text:p text:style-name="P2"/>
      <text:list xml:id="list3585695374" text:style-name="L4">
        <text:list-item>
          <text:p text:style-name="P9">Création du fichier footer.css</text:p>
        </text:list-item>
        <text:list-item>
          <text:p text:style-name="P9">Analyse du css de la page web</text:p>
        </text:list-item>
        <text:list-item>
          <text:p text:style-name="P11">Écriture du css</text:p>
        </text:list-item>
      </text:list>
      <text:p text:style-name="P2"/>
      <text:p text:style-name="P2">Sprint 5 – 14/02 8h30 – 10h30</text:p>
      <text:p text:style-name="P2"/>
      <text:list xml:id="list2933190430" text:style-name="L5">
        <text:list-item>
          <text:p text:style-name="P10">Continuation de l’analyse du footer et de l’écriture du css</text:p>
        </text:list-item>
      </text:list>
      <text:p text:style-name="P2"/>
      <text:p text:style-name="P2">Sprint 6 – 14/02 10h30 – 12h30</text:p>
      <text:p text:style-name="P2"/>
      <text:list xml:id="list686025082" text:style-name="L6">
        <text:list-item>
          <text:p text:style-name="P6">Regroupement de toutes les parties réalisé pour former le site web</text:p>
        </text:list-item>
        <text:list-item>
          <text:p text:style-name="P6">Réda<text:span text:style-name="T1">x</text:span>ion de toute la documentation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1:05:56.916526896</meta:creation-date>
    <dc:date>2023-02-14T12:20:24.539964700</dc:date>
    <meta:editing-duration>PT2M1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134" meta:character-count="700" meta:non-whitespace-character-count="592"/>
  </office:meta>
</office:document-meta>
</file>